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DomainList.getDoma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omainList.removeDomain(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omainList.setAutoDetectIP( boolean autodetec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DomainList.containsDomain(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omainList.addDomain( String dom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DomainList.setAutoDetect( boolean autodet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